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/>
      <style:text-properties style:font-name="Nimbus Roman" fo:font-size="14pt" fo:language="uk" fo:country="UA" officeooo:rsid="00138f1a" officeooo:paragraph-rsid="00138f1a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Nimbus Roman" fo:font-size="14pt" fo:language="uk" fo:country="UA" officeooo:rsid="00138f1a" officeooo:paragraph-rsid="00138f1a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Nimbus Roman" fo:font-size="14pt" fo:language="uk" fo:country="UA" officeooo:rsid="00138f1a" officeooo:paragraph-rsid="0016332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Nimbus Roman" fo:font-size="14pt" fo:language="uk" fo:country="UA" officeooo:rsid="00138f1a" officeooo:paragraph-rsid="00138f1a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/>
      <style:text-properties style:font-name="Nimbus Roman" fo:font-size="14pt" fo:language="uk" fo:country="UA" officeooo:rsid="0016332d" officeooo:paragraph-rsid="0016332d" style:font-size-asian="12.25pt" style:font-size-complex="14pt"/>
    </style:style>
    <style:style style:name="T1" style:family="text">
      <style:text-properties officeooo:rsid="00150637"/>
    </style:style>
    <style:style style:name="T2" style:family="text">
      <style:text-properties officeooo:rsid="001633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ьогодні гарний день. Сьогодні я йду на справу. Я хвилююсь у передчутті того, що мене очікує. Як і в будь-який будній день, я приходжу на автобусну зупинку, і як і в будь-який понеділок, я приходжу на цілих двадцять хвилин раніше. Шкільний автобус не чекає, він їде строго за графіком. За винятком днів, коли він не їде за графіком. Десять хвилин по сьомій. Чекаю.</text:p>
      <text:p text:style-name="P2">Потроху підходять інші діти, з якими я ходжу в одну школу. Зараз я найстарший серед дітей із мого села, які їздять цим автобусом. Останній рік навчання, останні шість місяців. Чи сім? А тоді ЗНО, вступна кампанія, всі роз’їдуться по цілій країні в різні університети. Я вже давно все спланував — поїду у Київ. Баба ще не знає, куди я планую подавати документи. Думає, що десь близенько, щоб я міг приїжджати кожних вихідних. А хрін там.</text:p>
      <text:p text:style-name="P2">Приїжджає дещо, що краєм ока таки нагадує наш шкільний автобус, весь вкритий брудом. Десь з-під того бруду де-не-де визирає характерна жовта фарба. Відкриваються двері і наймолодші <text:span text:style-name="T1">гівнюхи</text:span>, швохаючись і галасуючи, залазять у переповнений автобус. Ми, старші, вже надто втомлені від цього всього, а це ще навіть не половина нашого шляху, ми згрили маленьку крихту того граніту. Далі університет де нам будуть подавати на сніданок, обід і вечерю цілі брили того граніту, а тоді робота. А тоді пенсія. А тоді ми всі помремо. Всі ж колись помирають, правда? Хтось за сотню років, хтось за десяток. Хтось прямо зараз помирає, хіба ж це не дивовижно?</text:p>
      <text:p text:style-name="P2">Десь в тому автобусі їде моя однокласниця. Наталя, здається. Так же ж? Я, здається, у неї закоханий. Ну це відчуття тошноти, страху і переживань, коли не можеш до когось заговорити. Це ж кохання? Закоханість? Симпатія? Не розумію. <text:span text:style-name="T1">Але думаю, що це воно.</text:span></text:p>
      <text:p text:style-name="P2">Вона живе у сусідньому селі, і шкільний автобус заїжджає туди прямо перед моїм, але навіть так — вона не сидить, а так само товчеться, як і всі інші. Можливо, ми б значно менше товклись, якби водій не набирав пасажирів, для яких <text:soft-page-break/>цей шкільний автобус не призначений. Одного разу нас зупинила поліція, бо щось вже дуже той автобус був набитий. Завуч похапцем почав роздавати всі старим пердунам і пердунихам якісь листочки, де було вказано, що вони вчителі і можуть їздити шкільним автобусом. Це все, звичайно ж, було не правдою. А потім водій помер. <text:span text:style-name="T1">Це не пов’язано, звичайно. І взагалі, </text:span>це я щось надто забігаю на перед.</text:p>
      <text:p text:style-name="P2">Ми повинні зробити ще одну зупинку, а тоді вже місто. І я взагалі не розумію, нащо в тому селі та зупинка. Хай пішки йдуть, там від сили три-чотири кілометри. Гіршою цю всю ситуацію робить і те, що в цьому селі якраз і найбільше дітей. Спроби їх впихнути в автобус тривають довше, ніж ми їдемо до кінцевої.</text:p>
      <text:p text:style-name="P2">По понеділках замість першого уроку у нас похід у церкву. <text:span text:style-name="T1">У старших класів трохи по-іншому — тиждень до церкви, тиждень урок християнської етики. </text:span>Мене і мого однокласника завжди ставили всім іншим дітям у приклад: завжди вчасно, завжди чемні, не галасуємо, гарно вчимося. Золоті діти. А за золотими дітьми ростуть золоті верби.</text:p>
      <text:p text:style-name="P3">Я вирішую сьогодні прогуляти церкву. <text:span text:style-name="T2">Взагалі не розумію, нащо воно нам. Там одне і те саме кожного разу. “Гоооооосподи, поо-гооо-мииииилуй нас, Гооооо-гоооооспоооо-дииииии”. І ще й священник в кінці кожного речення проповіді видає дивні звуки, ніби гоночна машина, яка промчалась мимо на шаленій швидкості. Такий “ійуууувввв...”, знаєте? “Чи є між вами хто таки-йувввв, що коли син попросить у нього хліба, дасть йому камінь, або коли попросить риби — дасть йому змійуууввв...” Ну, якось так.</text:span></text:p>
      <text:p text:style-name="P3">Зустрічаюсь із кимось із однокласників і ми йдемо у центральний корпус. Там на найвищому поверсі є щось типу гардеробу. Там можна заховатись за купою пальт, курток і всякого іншого верхнього одягу. Коли він є, звичайно. Але ж зараз усі пішли в церкву, лише деякі, як от ми, прийшли до школи. Тому ми сидимо <text:soft-page-break/>тихо, втикаючи в телефони. Хтось слухає музику в навушниках, хтось грається якісь тупі ігри.</text:p>
      <text:p text:style-name="P2">Проходить сорок п’ять хвилин, відправа у церкві закінчується. Перший урок у нас у другому корпусі, тому ми тишком затасовуємось до нашого класу і йдемо разом зі всіма на Українську мову. Урок веде наша класна керівничка і кожен раз вона тратить перші декілька хвилин уроку на те, щоб почитати нам моралі:</text:p>
      <text:p text:style-name="P2">- Андрію, де ти був, га!? Я тебе питаю, де ти був? Я тебе в церкві не бачила!</text:p>
      <text:p text:style-name="P2">- Я на вулиці стояв.</text:p>
      <text:p text:style-name="P2">- Чого ти стояв на вулиці? Тобі шо, жарко, чи шо? Місця тобі не було? Чи ти може в сатаністи записався?</text:p>
      <text:p text:style-name="P2">- Та нє.</text:p>
      <text:p text:style-name="P2">- Ну то чого всередину не пішов? Аби наступного тижня всередині був! Чуєш мене? А як нє — то за вуха притягну, аби всі бачили, який ти такий нездалий!</text:p>
      <text:p text:style-name="P2">- Добре, наступного тижня замість уроку християнської етики піду в церкву, скажу [ну от забув як там її по-батькові, то хай так і буде: Побатьківна] Ірині Побатьківній, що ви мені особисто сказали піти.</text:p>
      <text:p text:style-name="P2">- Не пащекуй тут мені! - гуп. Грюкнула вона кулаком по столу. - Ти знаєш, що я мала на увазі! Павло! І ти тоже в сатаністи записався? От почекайте мені — прийдуть батьки на батьківські збори — я їм всьо розкажу. І то, як ви прогулюєте церкву, і фізкультуру. Ви шо, думаєте я не знаю? Дзвонить мені Леся Миколаївна. Каже: “Ярославівна, ваші діти по місту ходять. В них шо, уроки вже закінчились?”. Та я як то вчула, аж бігом зібралась, та й давай шукати моїх дітей по всьому місту! А вони в комп’ютерному клубі іграшки грають! Стрілялки-доганялки! Я вас всіх пристрою, всіх по руках лінійкою поб’ю, і не подумаю, що не можна! Вон виламаю батога і по сраці надаю! <text:span text:style-name="T1">В кут на гречку поставлю! </text:span>Ти подивись на них! Будуть мені на старість нерви їсти. Найгірший клас. Ше с таких <text:soft-page-break/>дітей не мала! Таня! А ти чого гіржеш, як кобиляка!? Богдан Антонович злий як чорт на тебе. То ж придумати треба, на уроці залізти в шафу! Каже, шо пів уроку пройшло, а в шафі шось шарудить. А там Таня сидить! Мало тобі тої одиниці, що він тобі вліпив? То я ше вліплю! А мені тепер ходи до нього. “Богдан Антонович, та то діти. Вони ж не зі зла.” Ходи — позорся! Прийде літо — повипускаєть. Навіть не пущу скупої сльози за вас!</text:p>
      <text:p text:style-name="P2">Щось вона коперсається у сумці. Дістає пляшечку води і заспокійливі краплі. Дістає маленьк<text:span text:style-name="T1">у</text:span> лож<text:span text:style-name="T2">е</text:span>чку. Раз, два, три, чотири... Збивається. І так зійде. Ще капає. І в рота, запиває водою.</text:p>
      <text:p text:style-name="P2">- От бачите, до чого ви мене довели!</text:p>
      <text:p text:style-name="P2">Цікаво, що було б, якби найбільші заводили класу не пішли після дев’ятого класу?</text:p>
      <text:p text:style-name="P5">Після того вона почала перевіряти наші домашні завдання. Зазвичай вона нам довіряє і не перевіряє. Та й не добре “своїм” дітям ставити погані оцінки, особливо, коли ти їх насправді любиш. Ну і ми любили її. Тим не менш, у мене всі домашки сьогодні є, не прикопається.</text:p>
      <text:p text:style-name="P5">Весь день у хвилюванні. “Я зроблю це сьогодні!” - ця думка у мене не йде з голови. Я все спланував ідеально. Але все ж, чим ближче до моменту “Ікс”, тим важче мені стає. Щось якось зле. Це ті самі метелики у животі? Їм там важко буде вижити, а от личинкам чи опаришам значно легше. Хай будуть личинки тоді. “Личинки в животі”. Ну звучить же ж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2:18:48.224767547</meta:creation-date>
    <dc:date>2024-10-15T22:42:18.666585247</dc:date>
    <meta:editing-duration>PT1H31M28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4" meta:paragraph-count="22" meta:word-count="1167" meta:character-count="6814" meta:non-whitespace-character-count="5660"/>
  </office:meta>
</office:document-meta>
</file>